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5006E92054E95FA52C0.jpg" manifest:media-type="image/jpeg"/>
  <manifest:file-entry manifest:full-path="Pictures/100000000000037C000005006B81DC4663566FD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23.911cm" draw:z-index="0"><draw:image xlink:href="Pictures/100000000000038E000005006E92054E95FA52C0.jpg" xlink:type="simple" xlink:show="embed" xlink:actuate="onLoad" loext:mime-type="image/jpeg"/></draw:frame></text:p>
      <text:p text:style-name="Standard"/>
      <text:p text:style-name="Standard"/>
      <text:p text:style-name="Standard"><text:soft-page-break/></text:p>
      <text:p text:style-name="Standard"><draw:frame draw:style-name="fr1" draw:name="Figura2" text:anchor-type="paragraph" svg:width="17cm" svg:height="24.395cm" draw:z-index="1"><draw:image xlink:href="Pictures/100000000000037C000005006B81DC4663566FD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2:49:29.181000000</meta:creation-date>
    <dc:date>2020-04-06T12:50:53.708000000</dc:date>
    <meta:editing-duration>PT1M24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5.2$Windows_X86_64 LibreOffice_project/54c8cbb85f300ac59db32fe8a675ff7683cd5a16</meta:generator>
  </office:meta>
</office:document-meta>
</file>